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73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2.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PRISM min</text:p>
          </table:table-cell>
          <table:table-cell table:style-name="ce3" office:value-type="string" calcext:value-type="string">
            <text:p>PLASMA min</text:p>
          </table:table-cell>
          <table:table-cell table:style-name="ce1" office:value-type="string" calcext:value-type="string">
            <text:p>PRISM max</text:p>
          </table:table-cell>
          <table:table-cell table:style-name="ce3" office:value-type="string" calcext:value-type="string">
            <text:p>PLASMA max</text:p>
          </table:table-cell>
          <table:table-cell table:style-name="ce1" office:value-type="string" calcext:value-type="string">
            <text:p>PRISM av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0000625" calcext:value-type="float">
            <text:p>6.25E-010</text:p>
          </table:table-cell>
          <table:table-cell/>
          <table:table-cell office:value-type="float" office:value="0.000000000000318287037037037" calcext:value-type="float">
            <text:p>3.18287037037037E-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0001875" calcext:value-type="float">
            <text:p>1.875E-009</text:p>
          </table:table-cell>
          <table:table-cell/>
          <table:table-cell office:value-type="float" office:value="0.00000000000253871920724737" calcext:value-type="float">
            <text:p>2.53871920724737E-0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0004675" calcext:value-type="float">
            <text:p>4.675E-009</text:p>
          </table:table-cell>
          <table:table-cell/>
          <table:table-cell office:value-type="float" office:value="0.0000000000105667266111931" calcext:value-type="float">
            <text:p>1.05667266111931E-0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000933125" calcext:value-type="float">
            <text:p>9.33125E-009</text:p>
          </table:table-cell>
          <table:table-cell/>
          <table:table-cell office:value-type="float" office:value="0.0000000000316106998672934" calcext:value-type="float">
            <text:p>3.16106998672934E-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001687046875" calcext:value-type="float">
            <text:p>1.687046875E-008</text:p>
          </table:table-cell>
          <table:table-cell/>
          <table:table-cell office:value-type="float" office:value="0.0000000000770846170387122" calcext:value-type="float">
            <text:p>7.70846170387122E-0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00279725" calcext:value-type="float">
            <text:p>0.000000028</text:p>
          </table:table-cell>
          <table:table-cell/>
          <table:table-cell office:value-type="float" office:value="0.000000000163330435748539" calcext:value-type="float">
            <text:p>1.63330435748539E-0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004376285" calcext:value-type="float">
            <text:p>4.376285E-008</text:p>
          </table:table-cell>
          <table:table-cell/>
          <table:table-cell office:value-type="float" office:value="0.000000000312203965698677" calcext:value-type="float">
            <text:p>3.12203965698677E-0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006524761015625" calcext:value-type="float">
            <text:p>6.524761015625E-008</text:p>
          </table:table-cell>
          <table:table-cell/>
          <table:table-cell office:value-type="float" office:value="0.000000000551513171115279" calcext:value-type="float">
            <text:p>5.51513171115279E-0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0625E-019" calcext:value-type="float">
            <text:p>3.90625E-019</text:p>
          </table:table-cell>
          <table:table-cell/>
          <table:table-cell office:value-type="float" office:value="0.0000000936967734511719" calcext:value-type="float">
            <text:p>9.36967734511719E-008</text:p>
          </table:table-cell>
          <table:table-cell/>
          <table:table-cell office:value-type="float" office:value="0.000000000915345552126935" calcext:value-type="float">
            <text:p>9.15345552126935E-0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53125E-018" calcext:value-type="float">
            <text:p>1.953125E-018</text:p>
          </table:table-cell>
          <table:table-cell/>
          <table:table-cell office:value-type="float" office:value="0.000000130387809443359" calcext:value-type="float">
            <text:p>1.30387809443359E-007</text:p>
          </table:table-cell>
          <table:table-cell/>
          <table:table-cell office:value-type="float" office:value="0.00000000144430185632224" calcext:value-type="float">
            <text:p>1.44430185632224E-0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015625E-018" calcext:value-type="float">
            <text:p>7.015625E-018</text:p>
          </table:table-cell>
          <table:table-cell/>
          <table:table-cell office:value-type="float" office:value="0.000000176768720167859" calcext:value-type="float">
            <text:p>1.76768720167859E-007</text:p>
          </table:table-cell>
          <table:table-cell/>
          <table:table-cell office:value-type="float" office:value="0.00000000218565927297194" calcext:value-type="float">
            <text:p>2.18565927297194E-0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98359375E-017" calcext:value-type="float">
            <text:p>1.98359375E-017</text:p>
          </table:table-cell>
          <table:table-cell/>
          <table:table-cell office:value-type="float" office:value="0.000000234352487708383" calcext:value-type="float">
            <text:p>2.34352487708383E-007</text:p>
          </table:table-cell>
          <table:table-cell/>
          <table:table-cell office:value-type="float" office:value="0.00000000319348089204213" calcext:value-type="float">
            <text:p>3.19348089204213E-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87405859375E-017" calcext:value-type="float">
            <text:p>4.87405859375E-017</text:p>
          </table:table-cell>
          <table:table-cell table:style-name="ce4" office:value-type="float" office:value="3.20729629185168E-017" calcext:value-type="float">
            <text:p>3.21E-017</text:p>
          </table:table-cell>
          <table:table-cell office:value-type="float" office:value="0.000000304780168634151" calcext:value-type="float">
            <text:p>3.04780168634151E-007</text:p>
          </table:table-cell>
          <table:table-cell table:style-name="ce4" office:value-type="float" office:value="0.000000309008693660967" calcext:value-type="float">
            <text:p>3.09E-007</text:p>
          </table:table-cell>
          <table:table-cell office:value-type="float" office:value="0.00000000452868474192468" calcext:value-type="float">
            <text:p>4.52868474192468E-0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7541171875E-016" calcext:value-type="float">
            <text:p>1.07541171875E-016</text:p>
          </table:table-cell>
          <table:table-cell/>
          <table:table-cell office:value-type="float" office:value="0.000000389779921028364" calcext:value-type="float">
            <text:p>3.89779921028364E-007</text:p>
          </table:table-cell>
          <table:table-cell/>
          <table:table-cell office:value-type="float" office:value="0.00000000625908328087083" calcext:value-type="float">
            <text:p>6.25908328087083E-0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189344765625E-016" calcext:value-type="float">
            <text:p>2.189344765625E-016</text:p>
          </table:table-cell>
          <table:table-cell/>
          <table:table-cell office:value-type="float" office:value="0.000000491189345065216" calcext:value-type="float">
            <text:p>4.91189345065216E-007</text:p>
          </table:table-cell>
          <table:table-cell/>
          <table:table-cell office:value-type="float" office:value="0.00000000845940075408692" calcext:value-type="float">
            <text:p>8.45940075408692E-0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17646651367187E-016" calcext:value-type="float">
            <text:p>4.17646651367187E-016</text:p>
          </table:table-cell>
          <table:table-cell/>
          <table:table-cell office:value-type="float" office:value="0.000000610939827896516" calcext:value-type="float">
            <text:p>6.10939827896516E-007</text:p>
          </table:table-cell>
          <table:table-cell/>
          <table:table-cell office:value-type="float" office:value="0.000000011211274602764" calcext:value-type="float">
            <text:p>1.1211274602764E-0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55573451252441E-016" calcext:value-type="float">
            <text:p>7.55573451252441E-016</text:p>
          </table:table-cell>
          <table:table-cell/>
          <table:table-cell office:value-type="float" office:value="0.000000751063466312683" calcext:value-type="float">
            <text:p>7.51063466312683E-007</text:p>
          </table:table-cell>
          <table:table-cell/>
          <table:table-cell office:value-type="float" office:value="0.0000000146032450068396" calcext:value-type="float">
            <text:p>1.46032450068396E-0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30732373005615E-015" calcext:value-type="float">
            <text:p>1.30732373005615E-015</text:p>
          </table:table-cell>
          <table:table-cell table:style-name="ce4" office:value-type="float" office:value="1.23643625346166E-015" calcext:value-type="float">
            <text:p>1.24E-015</text:p>
          </table:table-cell>
          <table:table-cell office:value-type="float" office:value="0.000000913686738735978" calcext:value-type="float">
            <text:p>9.13686738735978E-007</text:p>
          </table:table-cell>
          <table:table-cell table:style-name="ce4" office:value-type="float" office:value="0.000000925078172162371" calcext:value-type="float">
            <text:p>9.25E-007</text:p>
          </table:table-cell>
          <table:table-cell office:value-type="float" office:value="0.0000000187307359135828" calcext:value-type="float">
            <text:p>1.87307359135828E-0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17776850530299E-015" calcext:value-type="float">
            <text:p>2.17776850530299E-015</text:p>
          </table:table-cell>
          <table:table-cell/>
          <table:table-cell office:value-type="float" office:value="0.0000011010319156709" calcext:value-type="float">
            <text:p>0.000001101</text:p>
          </table:table-cell>
          <table:table-cell/>
          <table:table-cell office:value-type="float" office:value="0.0000000236960297890814" calcext:value-type="float">
            <text:p>2.36960297890814E-0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51066965779548E-015" calcext:value-type="float">
            <text:p>3.51066965779548E-015</text:p>
          </table:table-cell>
          <table:table-cell/>
          <table:table-cell office:value-type="float" office:value="0.00000131541401790893" calcext:value-type="float">
            <text:p>1.31541401790893E-006</text:p>
          </table:table-cell>
          <table:table-cell/>
          <table:table-cell office:value-type="float" office:value="0.0000000296082378801675" calcext:value-type="float">
            <text:p>2.96082378801675E-0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49943509163761E-015" calcext:value-type="float">
            <text:p>5.49943509163761E-015</text:p>
          </table:table-cell>
          <table:table-cell/>
          <table:table-cell office:value-type="float" office:value="0.00000155924034805342" calcext:value-type="float">
            <text:p>1.55924034805342E-006</text:p>
          </table:table-cell>
          <table:table-cell/>
          <table:table-cell office:value-type="float" office:value="0.0000000365832672077638" calcext:value-type="float">
            <text:p>3.65832672077638E-0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39957957175172E-015" calcext:value-type="float">
            <text:p>8.39957957175172E-015</text:p>
          </table:table-cell>
          <table:table-cell/>
          <table:table-cell office:value-type="float" office:value="0.00000183500857463175" calcext:value-type="float">
            <text:p>0.000001835</text:p>
          </table:table-cell>
          <table:table-cell/>
          <table:table-cell office:value-type="float" office:value="0.000000044743785241704" calcext:value-type="float">
            <text:p>4.4743785241704E-0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0000000012543565711341" calcext:value-type="float">
            <text:p>1.2543565711341E-014</text:p>
          </table:table-cell>
          <table:table-cell table:style-name="ce4" office:value-type="float" office:value="0.000000000000011879214021099" calcext:value-type="float">
            <text:p>1.19E-014</text:p>
          </table:table-cell>
          <table:table-cell office:value-type="float" office:value="0.00000214530565499684" calcext:value-type="float">
            <text:p>2.14530565499684E-006</text:p>
          </table:table-cell>
          <table:table-cell table:style-name="ce4" office:value-type="float" office:value="0.00000219729320969468" calcext:value-type="float">
            <text:p>2.20E-006</text:p>
          </table:table-cell>
          <table:table-cell office:value-type="float" office:value="0.0000000542191829202298" calcext:value-type="float">
            <text:p>5.42191829202298E-0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00000000183579271478423" calcext:value-type="float">
            <text:p>1.83579271478423E-014</text:p>
          </table:table-cell>
          <table:table-cell/>
          <table:table-cell office:value-type="float" office:value="0.00000249280630444371" calcext:value-type="float">
            <text:p>2.49280630444371E-006</text:p>
          </table:table-cell>
          <table:table-cell/>
          <table:table-cell office:value-type="float" office:value="0.0000000651455365192148" calcext:value-type="float">
            <text:p>6.51455365192148E-0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000000026383136566134" calcext:value-type="float">
            <text:p>2.6383136566134E-014</text:p>
          </table:table-cell>
          <table:table-cell/>
          <table:table-cell office:value-type="float" office:value="0.00000288027173823347" calcext:value-type="float">
            <text:p>2.88027173823347E-006</text:p>
          </table:table-cell>
          <table:table-cell/>
          <table:table-cell office:value-type="float" office:value="0.0000000776655687293633" calcext:value-type="float">
            <text:p>7.76655687293633E-0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00000000372963065227583" calcext:value-type="float">
            <text:p>3.72963065227583E-014</text:p>
          </table:table-cell>
          <table:table-cell/>
          <table:table-cell office:value-type="float" office:value="0.00000331054827978623" calcext:value-type="float">
            <text:p>3.31054827978623E-006</text:p>
          </table:table-cell>
          <table:table-cell/>
          <table:table-cell office:value-type="float" office:value="0.0000000919286092098365" calcext:value-type="float">
            <text:p>9.19286092098365E-0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00000000519370810585107" calcext:value-type="float">
            <text:p>5.19370810585107E-014</text:p>
          </table:table-cell>
          <table:table-cell/>
          <table:table-cell office:value-type="float" office:value="0.00000378656606146872" calcext:value-type="float">
            <text:p>3.78656606146872E-006</text:p>
          </table:table-cell>
          <table:table-cell/>
          <table:table-cell office:value-type="float" office:value="0.000000108090554810643" calcext:value-type="float">
            <text:p>1.08090554810643E-0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00000000713369073851548" calcext:value-type="float">
            <text:p>7.13369073851548E-014</text:p>
          </table:table-cell>
          <table:table-cell table:style-name="ce4" office:value-type="float" office:value="0.0000000000000677578674828849" calcext:value-type="float">
            <text:p>6.78E-014</text:p>
          </table:table-cell>
          <table:table-cell office:value-type="float" office:value="0.00000431133769226508" calcext:value-type="float">
            <text:p>4.31133769226508E-006</text:p>
          </table:table-cell>
          <table:table-cell table:style-name="ce4" office:value-type="float" office:value="0.00000451462717425362" calcext:value-type="float">
            <text:p>4.51E-006</text:p>
          </table:table-cell>
          <table:table-cell office:value-type="float" office:value="0.00000012631382960622" calcext:value-type="float">
            <text:p>1.2631382960622E-0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00000000967520019274753" calcext:value-type="float">
            <text:p>9.67520019274753E-014</text:p>
          </table:table-cell>
          <table:table-cell/>
          <table:table-cell office:value-type="float" office:value="0.00000488795696166007" calcext:value-type="float">
            <text:p>0.000004888</text:p>
          </table:table-cell>
          <table:table-cell/>
          <table:table-cell office:value-type="float" office:value="0.000000146767344842767" calcext:value-type="float">
            <text:p>1.46767344842767E-0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0000000129700255008504" calcext:value-type="float">
            <text:p>1.29700255008504E-013</text:p>
          </table:table-cell>
          <table:table-cell/>
          <table:table-cell office:value-type="float" office:value="0.00000551959754144858" calcext:value-type="float">
            <text:p>5.51959754144858E-006</text:p>
          </table:table-cell>
          <table:table-cell/>
          <table:table-cell office:value-type="float" office:value="0.000000169626458874571" calcext:value-type="float">
            <text:p>1.69626458874571E-0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0000000172002375663916" calcext:value-type="float">
            <text:p>1.72002375663916E-013</text:p>
          </table:table-cell>
          <table:table-cell/>
          <table:table-cell office:value-type="float" office:value="0.00000620951170635289" calcext:value-type="float">
            <text:p>6.20951170635289E-006</text:p>
          </table:table-cell>
          <table:table-cell/>
          <table:table-cell office:value-type="float" office:value="0.000000195072937143582" calcext:value-type="float">
            <text:p>1.95072937143582E-0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000000022582755240349" calcext:value-type="float">
            <text:p>2.2582755240349E-013</text:p>
          </table:table-cell>
          <table:table-cell/>
          <table:table-cell office:value-type="float" office:value="0.00000696102906190773" calcext:value-type="float">
            <text:p>0.000006961</text:p>
          </table:table-cell>
          <table:table-cell/>
          <table:table-cell office:value-type="float" office:value="0.000000223294912241692" calcext:value-type="float">
            <text:p>2.23294912241692E-0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0000000293743932778144" calcext:value-type="float">
            <text:p>2.93743932778144E-013</text:p>
          </table:table-cell>
          <table:table-cell table:style-name="ce4" office:value-type="float" office:value="0.000000000000286209911352462" calcext:value-type="float">
            <text:p>2.86E-013</text:p>
          </table:table-cell>
          <table:table-cell office:value-type="float" office:value="0.00000777755528578459" calcext:value-type="float">
            <text:p>7.77755528578459E-006</text:p>
          </table:table-cell>
          <table:table-cell table:style-name="ce4" office:value-type="float" office:value="0.00000798190207365604" calcext:value-type="float">
            <text:p>7.98E-006</text:p>
          </table:table-cell>
          <table:table-cell office:value-type="float" office:value="0.000000254486844084088" calcext:value-type="float">
            <text:p>2.54486844084088E-0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0000000378774217696222" calcext:value-type="float">
            <text:p>3.78774217696222E-013</text:p>
          </table:table-cell>
          <table:table-cell/>
          <table:table-cell office:value-type="float" office:value="0.00000866257087908064" calcext:value-type="float">
            <text:p>8.66257087908064E-006</text:p>
          </table:table-cell>
          <table:table-cell/>
          <table:table-cell office:value-type="float" office:value="0.000000288849480214153" calcext:value-type="float">
            <text:p>2.88849480214153E-0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000000048445668048724" calcext:value-type="float">
            <text:p>4.8445668048724E-013</text:p>
          </table:table-cell>
          <table:table-cell/>
          <table:table-cell office:value-type="float" office:value="0.00000961962992933766" calcext:value-type="float">
            <text:p>9.61962992933766E-006</text:p>
          </table:table-cell>
          <table:table-cell/>
          <table:table-cell office:value-type="float" office:value="0.000000326589816254462" calcext:value-type="float">
            <text:p>3.26589816254462E-0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0000000614911921222784" calcext:value-type="float">
            <text:p>6.14911921222784E-013</text:p>
          </table:table-cell>
          <table:table-cell/>
          <table:table-cell office:value-type="float" office:value="0.0000106523588842184" calcext:value-type="float">
            <text:p>1.06523588842184E-005</text:p>
          </table:table-cell>
          <table:table-cell/>
          <table:table-cell office:value-type="float" office:value="0.000000367921056514279" calcext:value-type="float">
            <text:p>3.67921056514279E-0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0000000774915675304829" calcext:value-type="float">
            <text:p>7.74915675304829E-013</text:p>
          </table:table-cell>
          <table:table-cell/>
          <table:table-cell office:value-type="float" office:value="0.0000117644553363023" calcext:value-type="float">
            <text:p>1.17644553363023E-005</text:p>
          </table:table-cell>
          <table:table-cell/>
          <table:table-cell office:value-type="float" office:value="0.000000413062574760806" calcext:value-type="float">
            <text:p>4.13062574760806E-0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0000000969977998495617" calcext:value-type="float">
            <text:p>9.69977998495617E-013</text:p>
          </table:table-cell>
          <table:table-cell table:style-name="ce4" office:value-type="float" office:value="0.000000000000928177150658344" calcext:value-type="float">
            <text:p>9.28E-013</text:p>
          </table:table-cell>
          <table:table-cell office:value-type="float" office:value="0.0000129596868186351" calcext:value-type="float">
            <text:p>1.29596868186351E-005</text:p>
          </table:table-cell>
          <table:table-cell table:style-name="ce4" office:value-type="float" office:value="0.0000130292911045342" calcext:value-type="float">
            <text:p>1.30E-005</text:p>
          </table:table-cell>
          <table:table-cell office:value-type="float" office:value="0.000000462239875159227" calcext:value-type="float">
            <text:p>4.62239875159227E-0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00000012064291565935" calcext:value-type="float">
            <text:p>1.2064291565935E-012</text:p>
          </table:table-cell>
          <table:table-cell/>
          <table:table-cell office:value-type="float" office:value="0.0000142418896111143" calcext:value-type="float">
            <text:p>1.42418896111143E-005</text:p>
          </table:table-cell>
          <table:table-cell/>
          <table:table-cell office:value-type="float" office:value="0.000000515684553384965" calcext:value-type="float">
            <text:p>5.15684553384965E-0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000000149151255184946" calcext:value-type="float">
            <text:p>1.49151255184946E-012</text:p>
          </table:table-cell>
          <table:table-cell/>
          <table:table-cell office:value-type="float" office:value="0.0000156149675575508" calcext:value-type="float">
            <text:p>0.000015615</text:p>
          </table:table-cell>
          <table:table-cell/>
          <table:table-cell office:value-type="float" office:value="0.000000573634257910377" calcext:value-type="float">
            <text:p>5.73634257910377E-0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000000183348502301758" calcext:value-type="float">
            <text:p>1.83348502301758E-012</text:p>
          </table:table-cell>
          <table:table-cell/>
          <table:table-cell office:value-type="float" office:value="0.0000170828908933793" calcext:value-type="float">
            <text:p>1.70828908933793E-005</text:p>
          </table:table-cell>
          <table:table-cell/>
          <table:table-cell office:value-type="float" office:value="0.000000636332651467261" calcext:value-type="float">
            <text:p>6.36332651467261E-0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000000224172485980522" calcext:value-type="float">
            <text:p>2.24172485980522E-012</text:p>
          </table:table-cell>
          <table:table-cell/>
          <table:table-cell office:value-type="float" office:value="0.0000186496950839176" calcext:value-type="float">
            <text:p>1.86496950839176E-005</text:p>
          </table:table-cell>
          <table:table-cell/>
          <table:table-cell office:value-type="float" office:value="0.000000704029372685951" calcext:value-type="float">
            <text:p>0.0000007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0027268478765435" calcext:value-type="float">
            <text:p>2.7268478765435E-012</text:p>
          </table:table-cell>
          <table:table-cell table:style-name="ce4" office:value-type="float" office:value="0.00000000000259074797005602" calcext:value-type="float">
            <text:p>2.59E-012</text:p>
          </table:table-cell>
          <table:table-cell office:value-type="float" office:value="0.0000203194796731175" calcext:value-type="float">
            <text:p>2.03194796731175E-005</text:p>
          </table:table-cell>
          <table:table-cell table:style-name="ce4" office:value-type="float" office:value="0.0000214341385889238" calcext:value-type="float">
            <text:p>2.14E-005</text:p>
          </table:table-cell>
          <table:table-cell office:value-type="float" office:value="0.000000776979997911295" calcext:value-type="float">
            <text:p>0.0000007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00000033008318934803" calcext:value-type="float">
            <text:p>3.3008318934803E-012</text:p>
          </table:table-cell>
          <table:table-cell/>
          <table:table-cell office:value-type="float" office:value="0.0000220964071427246" calcext:value-type="float">
            <text:p>2.20964071427246E-005</text:p>
          </table:table-cell>
          <table:table-cell/>
          <table:table-cell office:value-type="float" office:value="0.000000855446003195511" calcext:value-type="float">
            <text:p>8.55446003195511E-0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00000039771499776029" calcext:value-type="float">
            <text:p>3.9771499776029E-012</text:p>
          </table:table-cell>
          <table:table-cell/>
          <table:table-cell office:value-type="float" office:value="0.0000239847017817806" calcext:value-type="float">
            <text:p>2.39847017817806E-005</text:p>
          </table:table-cell>
          <table:table-cell/>
          <table:table-cell office:value-type="float" office:value="0.000000939694726467689" calcext:value-type="float">
            <text:p>9.39694726467689E-0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00000047709127980966" calcext:value-type="float">
            <text:p>4.7709127980966E-012</text:p>
          </table:table-cell>
          <table:table-cell/>
          <table:table-cell office:value-type="float" office:value="0.0000259886485663934" calcext:value-type="float">
            <text:p>2.59886485663934E-005</text:p>
          </table:table-cell>
          <table:table-cell/>
          <table:table-cell office:value-type="float" office:value="0.00000102999932987952" calcext:value-type="float">
            <text:p>0.000001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000000569902045458143" calcext:value-type="float">
            <text:p>5.69902045458143E-012</text:p>
          </table:table-cell>
          <table:table-cell/>
          <table:table-cell office:value-type="float" office:value="0.0000281125920497046" calcext:value-type="float">
            <text:p>2.81125920497046E-005</text:p>
          </table:table-cell>
          <table:table-cell/>
          <table:table-cell office:value-type="float" office:value="0.00000112663876232671" calcext:value-type="float">
            <text:p>1.12663876232671E-0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000000678032413906357" calcext:value-type="float">
            <text:p>6.78032413906357E-012</text:p>
          </table:table-cell>
          <table:table-cell table:style-name="ce4" office:value-type="float" office:value="0.00000000000683448472151007" calcext:value-type="float">
            <text:p>6.83E-012</text:p>
          </table:table-cell>
          <table:table-cell office:value-type="float" office:value="0.0000303609352619833" calcext:value-type="float">
            <text:p>3.03609352619833E-005</text:p>
          </table:table-cell>
          <table:table-cell table:style-name="ce4" office:value-type="float" office:value="0.0000403805926032651" calcext:value-type="float">
            <text:p>4.04E-005</text:p>
          </table:table-cell>
          <table:table-cell office:value-type="float" office:value="0.00000122989772214551" calcext:value-type="float">
            <text:p>1.22989772214551E-0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000000803579799514282" calcext:value-type="float">
            <text:p>8.03579799514282E-012</text:p>
          </table:table-cell>
          <table:table-cell/>
          <table:table-cell office:value-type="float" office:value="0.0000327381386207752" calcext:value-type="float">
            <text:p>3.27381386207752E-005</text:p>
          </table:table-cell>
          <table:table-cell/>
          <table:table-cell office:value-type="float" office:value="0.00000134006661998364" calcext:value-type="float">
            <text:p>1.34006661998364E-0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000000948872154040936" calcext:value-type="float">
            <text:p>9.48872154040936E-012</text:p>
          </table:table-cell>
          <table:table-cell/>
          <table:table-cell office:value-type="float" office:value="0.000035248718851038" calcext:value-type="float">
            <text:p>3.5248718851038E-005</text:p>
          </table:table-cell>
          <table:table-cell/>
          <table:table-cell office:value-type="float" office:value="0.00000145744154184491" calcext:value-type="float">
            <text:p>1.45744154184491E-0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00000111648730201605" calcext:value-type="float">
            <text:p>1.11648730201605E-011</text:p>
          </table:table-cell>
          <table:table-cell/>
          <table:table-cell office:value-type="float" office:value="0.0000378972479151916" calcext:value-type="float">
            <text:p>3.78972479151916E-005</text:p>
          </table:table-cell>
          <table:table-cell/>
          <table:table-cell office:value-type="float" office:value="0.00000158232421230676" calcext:value-type="float">
            <text:p>1.58232421230676E-0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00000130927340625668" calcext:value-type="float">
            <text:p>1.30927340625668E-011</text:p>
          </table:table-cell>
          <table:table-cell/>
          <table:table-cell office:value-type="float" office:value="0.0000406883519530153" calcext:value-type="float">
            <text:p>4.06883519530153E-005</text:p>
          </table:table-cell>
          <table:table-cell/>
          <table:table-cell office:value-type="float" office:value="0.00000171502195791007" calcext:value-type="float">
            <text:p>0.0000017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00000153037060072263" calcext:value-type="float">
            <text:p>1.53037060072263E-011</text:p>
          </table:table-cell>
          <table:table-cell table:style-name="ce4" office:value-type="float" office:value="0.0000000000147945022059242" calcext:value-type="float">
            <text:p>1.48E-011</text:p>
          </table:table-cell>
          <table:table-cell office:value-type="float" office:value="0.000043626710231323" calcext:value-type="float">
            <text:p>4.3626710231323E-005</text:p>
          </table:table-cell>
          <table:table-cell table:style-name="ce4" office:value-type="float" office:value="0.0000416898633372301" calcext:value-type="float">
            <text:p>4.17E-005</text:p>
          </table:table-cell>
          <table:table-cell office:value-type="float" office:value="0.00000185584767072025" calcext:value-type="float">
            <text:p>1.85584767072025E-0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00000178323382806624" calcext:value-type="float">
            <text:p>1.78323382806624E-011</text:p>
          </table:table-cell>
          <table:table-cell/>
          <table:table-cell office:value-type="float" office:value="0.0000467170541033468" calcext:value-type="float">
            <text:p>4.67170541033468E-005</text:p>
          </table:table-cell>
          <table:table-cell/>
          <table:table-cell office:value-type="float" office:value="0.00000200511977205903" calcext:value-type="float">
            <text:p>2.00511977205903E-0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0000020716569193759" calcext:value-type="float">
            <text:p>2.0716569193759E-011</text:p>
          </table:table-cell>
          <table:table-cell/>
          <table:table-cell office:value-type="float" office:value="0.0000499641659777619" calcext:value-type="float">
            <text:p>4.99641659777619E-005</text:p>
          </table:table-cell>
          <table:table-cell/>
          <table:table-cell office:value-type="float" office:value="0.00000216316217640606" calcext:value-type="float">
            <text:p>2.16316217640606E-0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00000239979795373762" calcext:value-type="float">
            <text:p>2.39979795373762E-011</text:p>
          </table:table-cell>
          <table:table-cell/>
          <table:table-cell office:value-type="float" office:value="0.0000533728782972854" calcext:value-type="float">
            <text:p>5.33728782972854E-005</text:p>
          </table:table-cell>
          <table:table-cell/>
          <table:table-cell office:value-type="float" office:value="0.00000233030425546943" calcext:value-type="float">
            <text:p>2.33030425546943E-0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00000277220593534681" calcext:value-type="float">
            <text:p>2.77220593534681E-011</text:p>
          </table:table-cell>
          <table:table-cell/>
          <table:table-cell office:value-type="float" office:value="0.0000569480725267808" calcext:value-type="float">
            <text:p>5.69480725267808E-005</text:p>
          </table:table-cell>
          <table:table-cell/>
          <table:table-cell office:value-type="float" office:value="0.00000250688080242456" calcext:value-type="float">
            <text:p>2.50688080242456E-0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00000319384882599226" calcext:value-type="float">
            <text:p>3.19384882599226E-011</text:p>
          </table:table-cell>
          <table:table-cell table:style-name="ce4" office:value-type="float" office:value="0.0000000000296916248787023" calcext:value-type="float">
            <text:p>2.97E-011</text:p>
          </table:table-cell>
          <table:table-cell office:value-type="float" office:value="0.000060694678150802" calcext:value-type="float">
            <text:p>6.0694678150802E-005</text:p>
          </table:table-cell>
          <table:table-cell table:style-name="ce4" office:value-type="float" office:value="0.0000643245433651476" calcext:value-type="float">
            <text:p>6.43E-005</text:p>
          </table:table-cell>
          <table:table-cell office:value-type="float" office:value="0.00000269323199632042" calcext:value-type="float">
            <text:p>2.69323199632042E-0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00000367014297080776" calcext:value-type="float">
            <text:p>3.67014297080776E-011</text:p>
          </table:table-cell>
          <table:table-cell/>
          <table:table-cell office:value-type="float" office:value="0.0000646176716805099" calcext:value-type="float">
            <text:p>6.46176716805099E-005</text:p>
          </table:table-cell>
          <table:table-cell/>
          <table:table-cell office:value-type="float" office:value="0.00000288970336665235" calcext:value-type="float">
            <text:p>2.88970336665235E-0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0000042069839552424" calcext:value-type="float">
            <text:p>4.2069839552424E-011</text:p>
          </table:table-cell>
          <table:table-cell/>
          <table:table-cell office:value-type="float" office:value="0.0000687220756698968" calcext:value-type="float">
            <text:p>6.87220756698968E-005</text:p>
          </table:table-cell>
          <table:table-cell/>
          <table:table-cell office:value-type="float" office:value="0.00000309664575810079" calcext:value-type="float">
            <text:p>3.09664575810079E-0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00000481077893124133" calcext:value-type="float">
            <text:p>4.81077893124133E-011</text:p>
          </table:table-cell>
          <table:table-cell/>
          <table:table-cell office:value-type="float" office:value="0.0000730129577412509" calcext:value-type="float">
            <text:p>0.000073013</text:p>
          </table:table-cell>
          <table:table-cell/>
          <table:table-cell office:value-type="float" office:value="0.00000331441529543502" calcext:value-type="float">
            <text:p>3.31441529543502E-0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00000548848045065157" calcext:value-type="float">
            <text:p>5.48848045065157E-011</text:p>
          </table:table-cell>
          <table:table-cell/>
          <table:table-cell office:value-type="float" office:value="0.0000774954296197975" calcext:value-type="float">
            <text:p>7.74954296197975E-005</text:p>
          </table:table-cell>
          <table:table-cell/>
          <table:table-cell office:value-type="float" office:value="0.00000354337334858113" calcext:value-type="float">
            <text:p>3.54337334858113E-0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00000624762184387631" calcext:value-type="float">
            <text:p>6.24762184387631E-011</text:p>
          </table:table-cell>
          <table:table-cell table:style-name="ce4" office:value-type="float" office:value="0.0000000000560988652979033" calcext:value-type="float">
            <text:p>5.61E-011</text:p>
          </table:table-cell>
          <table:table-cell office:value-type="float" office:value="0.0000821746461774514" calcext:value-type="float">
            <text:p>8.21746461774514E-005</text:p>
          </table:table-cell>
          <table:table-cell table:style-name="ce4" office:value-type="float" office:value="0.000114046246929676" calcext:value-type="float">
            <text:p>1.14E-004</text:p>
          </table:table-cell>
          <table:table-cell office:value-type="float" office:value="0.00000378388649785343" calcext:value-type="float">
            <text:p>3.78388649785343E-0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00000709635418179311" calcext:value-type="float">
            <text:p>7.09635418179311E-011</text:p>
          </table:table-cell>
          <table:table-cell/>
          <table:table-cell office:value-type="float" office:value="0.0000870558044856156" calcext:value-type="float">
            <text:p>8.70558044856156E-005</text:p>
          </table:table-cell>
          <table:table-cell/>
          <table:table-cell office:value-type="float" office:value="0.00000403632649934867" calcext:value-type="float">
            <text:p>4.03632649934867E-0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00000804348485892911" calcext:value-type="float">
            <text:p>8.04348485892911E-011</text:p>
          </table:table-cell>
          <table:table-cell/>
          <table:table-cell office:value-type="float" office:value="0.0000921441428769626" calcext:value-type="float">
            <text:p>9.21441428769626E-005</text:p>
          </table:table-cell>
          <table:table-cell/>
          <table:table-cell office:value-type="float" office:value="0.00000430107025050197" calcext:value-type="float">
            <text:p>4.30107025050197E-0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00000909851783584908" calcext:value-type="float">
            <text:p>9.09851783584908E-011</text:p>
          </table:table-cell>
          <table:table-cell/>
          <table:table-cell office:value-type="float" office:value="0.0000974449400161353" calcext:value-type="float">
            <text:p>9.74449400161353E-005</text:p>
          </table:table-cell>
          <table:table-cell/>
          <table:table-cell office:value-type="float" office:value="0.00000457849975580403" calcext:value-type="float">
            <text:p>4.57849975580403E-0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0000102716955786599" calcext:value-type="float">
            <text:p>1.02716955786599E-010</text:p>
          </table:table-cell>
          <table:table-cell/>
          <table:table-cell office:value-type="float" office:value="0.000102963513979303" calcext:value-type="float">
            <text:p>0.0001029635</text:p>
          </table:table-cell>
          <table:table-cell/>
          <table:table-cell office:value-type="float" office:value="0.00000486900209267866" calcext:value-type="float">
            <text:p>0.0000048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0000115740427334694" calcext:value-type="float">
            <text:p>1.15740427334694E-010</text:p>
          </table:table-cell>
          <table:table-cell table:style-name="ce4" office:value-type="float" office:value="0.000000000108803752788535" calcext:value-type="float">
            <text:p>1.09E-010</text:p>
          </table:table-cell>
          <table:table-cell office:value-type="float" office:value="0.00010870522134251" calcext:value-type="float">
            <text:p>0.0001087052</text:p>
          </table:table-cell>
          <table:table-cell table:style-name="ce4" office:value-type="float" office:value="0.0000921727673980135" calcext:value-type="float">
            <text:p>9.22E-005</text:p>
          </table:table-cell>
          <table:table-cell office:value-type="float" office:value="0.00000517296937751981" calcext:value-type="float">
            <text:p>0.0000051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0000130174115735573" calcext:value-type="float">
            <text:p>1.30174115735573E-010</text:p>
          </table:table-cell>
          <table:table-cell/>
          <table:table-cell office:value-type="float" office:value="0.000114675456278755" calcext:value-type="float">
            <text:p>0.0001146755</text:p>
          </table:table-cell>
          <table:table-cell/>
          <table:table-cell office:value-type="float" office:value="0.00000549079873188755" calcext:value-type="float">
            <text:p>5.49079873188755E-0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0000146145292569228" calcext:value-type="float">
            <text:p>1.46145292569228E-010</text:p>
          </table:table-cell>
          <table:table-cell/>
          <table:table-cell office:value-type="float" office:value="0.000120879649663739" calcext:value-type="float">
            <text:p>0.0001208796</text:p>
          </table:table-cell>
          <table:table-cell/>
          <table:table-cell office:value-type="float" office:value="0.00000582289224886201" calcext:value-type="float">
            <text:p>5.82289224886201E-0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000016379046931765" calcext:value-type="float">
            <text:p>1.6379046931765E-010</text:p>
          </table:table-cell>
          <table:table-cell/>
          <table:table-cell office:value-type="float" office:value="0.000127323268190217" calcext:value-type="float">
            <text:p>0.0001273233</text:p>
          </table:table-cell>
          <table:table-cell/>
          <table:table-cell office:value-type="float" office:value="0.00000616965695955463" calcext:value-type="float">
            <text:p>6.16965695955463E-0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0000183255907273356" calcext:value-type="float">
            <text:p>1.83255907273356E-010</text:p>
          </table:table-cell>
          <table:table-cell/>
          <table:table-cell office:value-type="float" office:value="0.000134011813490899" calcext:value-type="float">
            <text:p>0.0001340118</text:p>
          </table:table-cell>
          <table:table-cell/>
          <table:table-cell office:value-type="float" office:value="0.00000653150479977603" calcext:value-type="float">
            <text:p>6.53150479977603E-0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0000204698146674671" calcext:value-type="float">
            <text:p>2.04698146674671E-010</text:p>
          </table:table-cell>
          <table:table-cell table:style-name="ce4" office:value-type="float" office:value="0.000000000186071964364954" calcext:value-type="float">
            <text:p>1.86E-010</text:p>
          </table:table-cell>
          <table:table-cell office:value-type="float" office:value="0.000140950821269827" calcext:value-type="float">
            <text:p>0.0001409508</text:p>
          </table:table-cell>
          <table:table-cell table:style-name="ce4" office:value-type="float" office:value="0.000200797031570057" calcext:value-type="float">
            <text:p>2.01E-004</text:p>
          </table:table-cell>
          <table:table-cell office:value-type="float" office:value="0.00000690885257685956" calcext:value-type="float">
            <text:p>6.90885257685956E-0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0000228284555439367" calcext:value-type="float">
            <text:p>2.28284555439367E-010</text:p>
          </table:table-cell>
          <table:table-cell/>
          <table:table-cell office:value-type="float" office:value="0.000148145860442189" calcext:value-type="float">
            <text:p>0.0001481459</text:p>
          </table:table-cell>
          <table:table-cell/>
          <table:table-cell office:value-type="float" office:value="0.00000730212193663998" calcext:value-type="float">
            <text:p>7.30212193663998E-0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0000254193897866692" calcext:value-type="float">
            <text:p>2.54193897866692E-010</text:p>
          </table:table-cell>
          <table:table-cell/>
          <table:table-cell office:value-type="float" office:value="0.00015560253228248" calcext:value-type="float">
            <text:p>0.0001556025</text:p>
          </table:table-cell>
          <table:table-cell/>
          <table:table-cell office:value-type="float" office:value="0.00000771173933058641" calcext:value-type="float">
            <text:p>7.71173933058641E-0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0000282616923676118" calcext:value-type="float">
            <text:p>2.82616923676118E-010</text:p>
          </table:table-cell>
          <table:table-cell/>
          <table:table-cell office:value-type="float" office:value="0.000163326469580975" calcext:value-type="float">
            <text:p>0.0001633265</text:p>
          </table:table-cell>
          <table:table-cell/>
          <table:table-cell office:value-type="float" office:value="0.0000081381359830888" calcext:value-type="float">
            <text:p>8.1381359830888E-0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0000313756977749333" calcext:value-type="float">
            <text:p>3.13756977749333E-010</text:p>
          </table:table-cell>
          <table:table-cell/>
          <table:table-cell office:value-type="float" office:value="0.000171323335808449" calcext:value-type="float">
            <text:p>0.0001713233</text:p>
          </table:table-cell>
          <table:table-cell/>
          <table:table-cell office:value-type="float" office:value="0.00000858174785889732" calcext:value-type="float">
            <text:p>8.58174785889732E-0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0000347830630940093" calcext:value-type="float">
            <text:p>3.47830630940093E-010</text:p>
          </table:table-cell>
          <table:table-cell table:style-name="ce4" office:value-type="float" office:value="0.000000000287374324901572" calcext:value-type="float">
            <text:p>2.87E-010</text:p>
          </table:table-cell>
          <table:table-cell office:value-type="float" office:value="0.000179598824289067" calcext:value-type="float">
            <text:p>0.0001795988</text:p>
          </table:table-cell>
          <table:table-cell table:style-name="ce4" office:value-type="float" office:value="0.000166712145524972" calcext:value-type="float">
            <text:p>1.67E-004</text:p>
          </table:table-cell>
          <table:table-cell office:value-type="float" office:value="0.00000904301563071372" calcext:value-type="float">
            <text:p>0.0000090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00003850683323145" calcext:value-type="float">
            <text:p>3.850683323145E-010</text:p>
          </table:table-cell>
          <table:table-cell/>
          <table:table-cell office:value-type="float" office:value="0.000188158657381419" calcext:value-type="float">
            <text:p>0.0001881587</text:p>
          </table:table-cell>
          <table:table-cell/>
          <table:table-cell office:value-type="float" office:value="0.00000952238464693412" calcext:value-type="float">
            <text:p>9.52238464693412E-0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0000425715083182149" calcext:value-type="float">
            <text:p>4.25715083182149E-010</text:p>
          </table:table-cell>
          <table:table-cell/>
          <table:table-cell office:value-type="float" office:value="0.000197008585667601" calcext:value-type="float">
            <text:p>0.0001970086</text:p>
          </table:table-cell>
          <table:table-cell/>
          <table:table-cell office:value-type="float" office:value="0.0000100203048995424" calcext:value-type="float">
            <text:p>1.00203048995424E-0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0000470031133276326" calcext:value-type="float">
            <text:p>4.70031133276326E-010</text:p>
          </table:table-cell>
          <table:table-cell/>
          <table:table-cell office:value-type="float" office:value="0.000206154387150326" calcext:value-type="float">
            <text:p>0.0002061544</text:p>
          </table:table-cell>
          <table:table-cell/>
          <table:table-cell office:value-type="float" office:value="0.0000105372309921535" calcext:value-type="float">
            <text:p>1.05372309921535E-0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0000518292699439098" calcext:value-type="float">
            <text:p>5.18292699439098E-010</text:p>
          </table:table-cell>
          <table:table-cell/>
          <table:table-cell office:value-type="float" office:value="0.000215601866457967" calcext:value-type="float">
            <text:p>0.0002156019</text:p>
          </table:table-cell>
          <table:table-cell/>
          <table:table-cell office:value-type="float" office:value="0.0000110736221082058" calcext:value-type="float">
            <text:p>1.10736221082058E-0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00005707927071647" calcext:value-type="float">
            <text:p>5.707927071647E-010</text:p>
          </table:table-cell>
          <table:table-cell table:style-name="ce4" office:value-type="float" office:value="0.00000000046332348212345" calcext:value-type="float">
            <text:p>4.63E-010</text:p>
          </table:table-cell>
          <table:table-cell office:value-type="float" office:value="0.000225356854057506" calcext:value-type="float">
            <text:p>0.0002253569</text:p>
          </table:table-cell>
          <table:table-cell table:style-name="ce4" office:value-type="float" office:value="0.000428323857755458" calcext:value-type="float">
            <text:p>4.28E-004</text:p>
          </table:table-cell>
          <table:table-cell office:value-type="float" office:value="0.0000116299419793024" calcext:value-type="float">
            <text:p>1.16299419793024E-0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0000627841555352041" calcext:value-type="float">
            <text:p>6.27841555352041E-010</text:p>
          </table:table-cell>
          <table:table-cell/>
          <table:table-cell office:value-type="float" office:value="0.000235425205475317" calcext:value-type="float">
            <text:p>0.0002354252</text:p>
          </table:table-cell>
          <table:table-cell/>
          <table:table-cell office:value-type="float" office:value="0.0000122066588536992" calcext:value-type="float">
            <text:p>1.22066588536992E-0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0000689767904614545" calcext:value-type="float">
            <text:p>6.89767904614545E-010</text:p>
          </table:table-cell>
          <table:table-cell/>
          <table:table-cell office:value-type="float" office:value="0.000245812800525724" calcext:value-type="float">
            <text:p>0.0002458128</text:p>
          </table:table-cell>
          <table:table-cell/>
          <table:table-cell office:value-type="float" office:value="0.0000128042454649413" calcext:value-type="float">
            <text:p>1.28042454649413E-0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0000756919489492778" calcext:value-type="float">
            <text:p>7.56919489492778E-010</text:p>
          </table:table-cell>
          <table:table-cell/>
          <table:table-cell office:value-type="float" office:value="0.000256525542547292" calcext:value-type="float">
            <text:p>0.0002565255</text:p>
          </table:table-cell>
          <table:table-cell/>
          <table:table-cell office:value-type="float" office:value="0.0000134231790006446" calcext:value-type="float">
            <text:p>1.34231790006446E-0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0000829663954912513" calcext:value-type="float">
            <text:p>8.29663954912513E-010</text:p>
          </table:table-cell>
          <table:table-cell/>
          <table:table-cell office:value-type="float" office:value="0.000267569357646772" calcext:value-type="float">
            <text:p>0.0002675694</text:p>
          </table:table-cell>
          <table:table-cell/>
          <table:table-cell office:value-type="float" office:value="0.0000140639410714236" calcext:value-type="float">
            <text:p>1.40639410714236E-0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0000908389717227931" calcext:value-type="float">
            <text:p>9.08389717227931E-010</text:p>
          </table:table-cell>
          <table:table-cell table:style-name="ce4" office:value-type="float" office:value="0.00000000063880597473849" calcext:value-type="float">
            <text:p>6.39E-010</text:p>
          </table:table-cell>
          <table:table-cell office:value-type="float" office:value="0.000278950193950674" calcext:value-type="float">
            <text:p>0.0002789502</text:p>
          </table:table-cell>
          <table:table-cell table:style-name="ce4" office:value-type="float" office:value="0.000469436122213364" calcext:value-type="float">
            <text:p>4.69E-004</text:p>
          </table:table-cell>
          <table:table-cell office:value-type="float" office:value="0.000014727017679964" calcext:value-type="float">
            <text:p>0.0000147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0000993506850186693" calcext:value-type="float">
            <text:p>0.000000001</text:p>
          </table:table-cell>
          <table:table-cell/>
          <table:table-cell office:value-type="float" office:value="0.000290674020864382" calcext:value-type="float">
            <text:p>0.000290674</text:p>
          </table:table-cell>
          <table:table-cell/>
          <table:table-cell office:value-type="float" office:value="0.0000154128991902395" calcext:value-type="float">
            <text:p>1.54128991902395E-0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00010854479961505" calcext:value-type="float">
            <text:p>1.0854479961505E-009</text:p>
          </table:table-cell>
          <table:table-cell/>
          <table:table-cell office:value-type="float" office:value="0.000302746828338782" calcext:value-type="float">
            <text:p>0.0003027468</text:p>
          </table:table-cell>
          <table:table-cell/>
          <table:table-cell office:value-type="float" office:value="0.0000161220802968724" calcext:value-type="float">
            <text:p>1.61220802968724E-0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000118466930290159" calcext:value-type="float">
            <text:p>1.18466930290159E-009</text:p>
          </table:table-cell>
          <table:table-cell/>
          <table:table-cell office:value-type="float" office:value="0.000315174626144327" calcext:value-type="float">
            <text:p>0.0003151746</text:p>
          </table:table-cell>
          <table:table-cell/>
          <table:table-cell office:value-type="float" office:value="0.0000168550599946363" calcext:value-type="float">
            <text:p>1.68550599946363E-0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000129165138636245" calcext:value-type="float">
            <text:p>1.29165138636245E-009</text:p>
          </table:table-cell>
          <table:table-cell/>
          <table:table-cell office:value-type="float" office:value="0.000327963443152502" calcext:value-type="float">
            <text:p>0.0003279634</text:p>
          </table:table-cell>
          <table:table-cell/>
          <table:table-cell office:value-type="float" office:value="0.0000176123415481016" calcext:value-type="float">
            <text:p>1.76123415481016E-005</text:p>
          </table:table-cell>
        </table:table-row>
        <table:table-row table:style-name="ro1">
          <table:table-cell/>
          <table:table-cell office:value-type="float" office:value="0.0000000014069003195525" calcext:value-type="float">
            <text:p>1.4069003195525E-009</text:p>
          </table:table-cell>
          <table:table-cell table:style-name="ce4" office:value-type="float" office:value="0.000000000880916546884951" calcext:value-type="float">
            <text:p>8.81E-010</text:p>
          </table:table-cell>
          <table:table-cell office:value-type="float" office:value="0.000341119326624624" calcext:value-type="float">
            <text:p>0.0003411193</text:p>
          </table:table-cell>
          <table:table-cell table:style-name="ce4" office:value-type="float" office:value="0.000212548638954449" calcext:value-type="float">
            <text:p>2.13E-004</text:p>
          </table:table-cell>
          <table:table-cell office:value-type="float" office:value="0.0000183944324614228" calcext:value-type="float">
            <text:p>1.83944324614228E-005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14:25:47.657860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Sedwards</meta:initial-creator>
    <meta:creation-date>2015-06-10T14:42:49.40</meta:creation-date>
    <dc:date>2015-06-12T15:28:27.574891710</dc:date>
    <dc:creator>LOUIS-MARIE TRAONOUEZ</dc:creator>
    <meta:editing-duration>PT36M27S</meta:editing-duration>
    <meta:editing-cycles>7</meta:editing-cycles>
    <meta:generator>LibreOffice/4.3.6.2$Linux_X86_64 LibreOffice_project/430$Build-2</meta:generator>
    <meta:document-statistic meta:table-count="3" meta:cell-count="411" meta:object-count="0"/>
  </office:meta>
</office:document-meta>
</file>